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ParamMapMethodArgumentResolverTests.resolveMapOfP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questParamMapMethodArgumentResolverTests.resolveMapOf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questParamMapMethodArgumentResolverTests.resolveMapOfMultipar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questParamMapMethodArgumentResolverTests.resolveMultiValueMapOf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questParamMapMethodArgumentResolverTests.resolveMultiValueMapOfP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equestParamMapMethodArgumentResolverTests.resolveMultiValueMapOfMultipar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equestParamMapMethodArgumentResolverTests.handle( @ RequestParam Map &lt; String , String &gt; param1 , @ RequestParam MultiValueMap &lt; String , String &gt; param2 , @ RequestParam Map &lt; String , MultipartFile &gt; param3 , @ RequestParam MultiValueMap &lt; String , MultipartFile &gt; param4 , @ RequestParam Map &lt; String , Part &gt; param5 , @ RequestParam MultiValueMap &lt; String , Part &gt; param6 , @ RequestParam ( "name" ) Map &lt; String , String &gt; param7 , Map &lt; String , String &gt; param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questParamMapMethodArgumentResolverTests.supports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